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30B00001AAD00001CE246A459C7DCCAE1F9.svm" manifest:media-type=""/>
  <manifest:file-entry manifest:full-path="Pictures/2000079F000032EE00003BC0C3B8FA9804B10B0C.svm" manifest:media-type=""/>
  <manifest:file-entry manifest:full-path="Pictures/2000017100001AAD000006D562E7232C3932F27D.pdf" manifest:media-type="application/pdf"/>
  <manifest:file-entry manifest:full-path="Pictures/2000079F000032EE00003BC0FF266FE08201C3AA.pdf" manifest:media-type="application/pdf"/>
  <manifest:file-entry manifest:full-path="Pictures/2000017100001AAD000006D5F6B144FEE39CEE4F.svm" manifest:media-type=""/>
  <manifest:file-entry manifest:full-path="Pictures/2000030B00001AAD00001CE2FB0CC5BB4F79E160.pdf" manifest:media-type="application/pd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aramondNo81" svg:font-family="GaramondNo8" style:font-pitch="variable"/>
    <style:font-face style:name="GaramondNo8" svg:font-family="GaramondNo8"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style:text-properties officeooo:paragraph-rsid="00176a2f"/>
    </style:style>
    <style:style style:name="P2" style:family="paragraph" style:parent-style-name="Text_20_body">
      <style:paragraph-properties fo:margin-top="0.199cm" fo:margin-bottom="0cm" loext:contextual-spacing="false" fo:line-height="100%"/>
      <style:text-properties officeooo:paragraph-rsid="00176a2f"/>
    </style:style>
    <style:style style:name="P3" style:family="paragraph" style:parent-style-name="Text_20_body">
      <style:paragraph-properties fo:margin-top="0.199cm" fo:margin-bottom="0cm" loext:contextual-spacing="false" fo:line-height="100%"/>
      <style:text-properties style:font-name="GaramondNo81" fo:font-size="9pt" officeooo:paragraph-rsid="00176a2f" style:font-size-asian="9pt" style:font-size-complex="9pt"/>
    </style:style>
    <style:style style:name="P4" style:family="paragraph" style:parent-style-name="Text_20_body">
      <style:paragraph-properties fo:margin-top="0.6cm" fo:margin-bottom="0cm" loext:contextual-spacing="false" fo:line-height="100%"/>
      <style:text-properties officeooo:paragraph-rsid="00176a2f"/>
    </style:style>
    <style:style style:name="P5" style:family="paragraph" style:parent-style-name="Text_20_body">
      <style:paragraph-properties fo:margin-top="0cm" fo:margin-bottom="0cm" loext:contextual-spacing="false" fo:line-height="100%"/>
      <style:text-properties style:font-name="GaramondNo81" fo:font-size="8pt" officeooo:paragraph-rsid="00176a2f" style:font-size-asian="8pt" style:font-size-complex="8pt"/>
    </style:style>
    <style:style style:name="P6" style:family="paragraph" style:parent-style-name="Text_20_body">
      <style:paragraph-properties fo:margin-top="0cm" fo:margin-bottom="0cm" loext:contextual-spacing="false" fo:line-height="100%"/>
      <style:text-properties fo:font-size="8pt" officeooo:paragraph-rsid="00176a2f" style:font-size-asian="8pt" style:font-size-complex="8pt"/>
    </style:style>
    <style:style style:name="P7" style:family="paragraph" style:parent-style-name="Standard" style:master-page-name="HTML">
      <style:paragraph-properties fo:margin-top="0cm" fo:margin-bottom="0cm" loext:contextual-spacing="false" fo:line-height="100%" style:page-number="auto"/>
      <style:text-properties style:font-name="GaramondNo81" fo:font-size="9pt" officeooo:paragraph-rsid="00176a2f" style:font-size-asian="9pt" style:font-size-complex="9pt"/>
    </style:style>
    <style:style style:name="T1" style:family="text">
      <style:text-properties style:font-name="GaramondNo81"/>
    </style:style>
    <style:style style:name="T2" style:family="text">
      <style:text-properties style:font-name="GaramondNo81" fo:font-size="8pt" style:font-size-asian="8pt" style:font-size-complex="8pt"/>
    </style:style>
    <style:style style:name="T3" style:family="text">
      <style:text-properties style:font-name="GaramondNo81" fo:font-size="8pt" fo:font-weight="bold" officeooo:rsid="002042cb" style:font-size-asian="8pt" style:font-weight-asian="bold" style:font-size-complex="8pt" style:font-weight-complex="bold"/>
    </style:style>
    <style:style style:name="T4" style:family="text">
      <style:text-properties style:font-name="GaramondNo81" fo:font-size="9pt" style:font-size-asian="9pt" style:font-size-complex="9pt"/>
    </style:style>
    <style:style style:name="T5" style:family="text">
      <style:text-properties style:font-name="GaramondNo81" fo:font-size="9pt" officeooo:rsid="002042cb" style:font-size-asian="9pt" style:font-size-complex="9pt"/>
    </style:style>
    <style:style style:name="T6" style:family="text">
      <style:text-properties style:font-name="GaramondNo81" fo:font-size="9pt" officeooo:rsid="00236784" style:font-size-asian="9pt" style:font-size-complex="9pt"/>
    </style:style>
    <style:style style:name="T7" style:family="text">
      <style:text-properties style:font-name="GaramondNo81" fo:font-size="9pt" officeooo:rsid="001e4aea" style:font-size-asian="9pt" style:font-size-complex="9pt"/>
    </style:style>
    <style:style style:name="T8" style:family="text">
      <style:text-properties style:font-name="GaramondNo81" fo:font-size="9pt" officeooo:rsid="001fef8b" style:font-size-asian="9pt" style:font-size-complex="9pt"/>
    </style:style>
    <style:style style:name="T9" style:family="text">
      <style:text-properties style:font-name="GaramondNo81" fo:font-size="9pt" fo:font-weight="bold" style:font-size-asian="9pt" style:font-weight-asian="bold" style:font-size-complex="9pt" style:font-weight-complex="bold"/>
    </style:style>
    <style:style style:name="T10" style:family="text">
      <style:text-properties fo:font-weight="bold" style:font-weight-asian="bold" style:font-weight-complex="bold"/>
    </style:style>
    <style:style style:name="T11" style:family="text">
      <style:text-properties officeooo:rsid="001e4aea"/>
    </style:style>
    <style:style style:name="T12" style:family="text">
      <style:text-properties style:font-name="GaramondNo8" fo:font-size="28pt" fo:font-style="normal" fo:font-weight="bold" style:font-size-asian="28pt" style:font-style-asian="normal" style:font-weight-asian="bold"/>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2" text:anchor-type="page" text:anchor-page-number="1" svg:x="22.204cm" svg:y="0.817cm" svg:width="6.107cm" svg:height="1.565cm" draw:z-index="1">
        <draw:image xlink:href="Pictures/2000017100001AAD000006D562E7232C3932F27D.pdf" xlink:type="simple" xlink:show="embed" xlink:actuate="onLoad"/>
        <draw:image xlink:href="Pictures/2000017100001AAD000006D5F6B144FEE39CEE4F.svm" xlink:type="simple" xlink:show="embed" xlink:actuate="onLoad"/>
      </draw:frame>
      <text:p text:style-name="P7"><text:span text:style-name="T12">Darkloch</text:span></text:p>
      <text:p text:style-name="P6"><text:span text:style-name="T1">One Page Dungeon by Alex Schroeder, CC BY SA 3.0.</text:span></text:p>
      <text:p text:style-name="P5">http://creativecommons.org/licenses/by-sa/3.0</text:p>
      <text:p text:style-name="P3"><text:span text:style-name="T10">Orkish names</text:span>: Skullcrusher, Nosebiter, Twothumbs, Fistface, Stabber, Naby, Piggy, Smartypants, <text:span text:style-name="T11">Bigarm, Brains, Frog</text:span>. They like to call humans "monkey men".</text:p>
      <text:p text:style-name="P2"><text:span text:style-name="Strong_20_Emphasis"><text:span text:style-name="T4">1</text:span></text:span><text:span text:style-name="T4"> A cave entrance, with an </text:span><text:span text:style-name="Strong_20_Emphasis"><text:span text:style-name="T4">open pit</text:span></text:span><text:span text:style-name="T4">. The ground to the left and right has </text:span><text:span text:style-name="Strong_20_Emphasis"><text:span text:style-name="T4">hidden spiked pits</text:span></text:span><text:span text:style-name="T4"> (2d6). Avoid by hugging the right wall. The entrance is guarded by </text:span><text:span text:style-name="Strong_20_Emphasis"><text:span text:style-name="T4">3 orcs</text:span></text:span><text:span text:style-name="T4">, one in plain sight and the others around the corner. All are armed with bows.</text:span></text:p>
      <text:p text:style-name="P1"><draw:frame draw:style-name="fr1" draw:name="Image3" text:anchor-type="paragraph" svg:x="-0.764cm" svg:y="2.304cm" svg:width="9.539cm" svg:height="11.188cm" draw:z-index="0"><draw:image xlink:href="Pictures/2000079F000032EE00003BC0FF266FE08201C3AA.pdf" xlink:type="simple" xlink:show="embed" xlink:actuate="onLoad"/><draw:image xlink:href="Pictures/2000079F000032EE00003BC0C3B8FA9804B10B0C.svm" xlink:type="simple" xlink:show="embed" xlink:actuate="onLoad"/></draw:frame><text:span text:style-name="Strong_20_Emphasis"><text:span text:style-name="T4">2</text:span></text:span><text:span text:style-name="T4"> A long corridor leads to the orc nest. Wooden casks, cots, straw and mud everywhere. </text:span><text:span text:style-name="Strong_20_Emphasis"><text:span text:style-name="T4">4 orcs</text:span></text:span><text:span text:style-name="T4">, sleeping. Searching turns up a cask of pickled fish.</text:span></text:p>
      <text:p text:style-name="P1"><text:span text:style-name="Strong_20_Emphasis"><text:span text:style-name="T4">3</text:span></text:span><text:span text:style-name="T4"> Breeding mud, warm and steaming around an iron stove. Digging in the mud reveals human corpses. "Tis how we grow new brothers," they say.</text:span></text:p>
      <text:p text:style-name="P1"><text:span text:style-name="Strong_20_Emphasis"><text:span text:style-name="T4">4</text:span></text:span><text:span text:style-name="T4"> Playful grunting to be heard. </text:span><text:span text:style-name="Strong_20_Emphasis"><text:span text:style-name="T4">2 orcs</text:span></text:span><text:span text:style-name="T4"> playing with a woven wooden ball. If you want to play for 10gp, make alternating Dex checks (theirs: 15). If you fail, you dropped it. Drop it 3 times and you loose.</text:span></text:p>
      <text:p text:style-name="P1"><text:span text:style-name="Strong_20_Emphasis"><text:span text:style-name="T4">5</text:span></text:span><text:span text:style-name="T4"> Water cister guarded by angry nixie. If you look at her, save vs. spells or be charmed. If you approach, give her some fish or be stabbed (1d6). </text:span><text:span text:style-name="T6">There is some pickled fish available in #2.</text:span></text:p>
      <text:p text:style-name="P1"><text:span text:style-name="Strong_20_Emphasis"><text:span text:style-name="T4">6</text:span></text:span><text:span text:style-name="T4"> Workshop for woodworking and animal husbandry (pigs). </text:span><text:span text:style-name="Strong_20_Emphasis"><text:span text:style-name="T4">1 orc</text:span></text:span><text:span text:style-name="T4">, working on woven wooden balls.</text:span></text:p>
      <text:p text:style-name="P1"><text:span text:style-name="Strong_20_Emphasis"><text:span text:style-name="T4">7</text:span></text:span><text:span text:style-name="T4"> Pen for the </text:span><text:span text:style-name="Strong_20_Emphasis"><text:span text:style-name="T4">4 war boars</text:span></text:span><text:span text:style-name="T4"> of the tribe. Any tribe member can command them.</text:span></text:p>
      <text:p text:style-name="P1"><text:span text:style-name="Strong_20_Emphasis"><text:span text:style-name="T4">8</text:span></text:span><text:span text:style-name="T4"> Niche. The concealed door is obvious to anybody entering the niche. A small gap leads to some stairs going down.</text:span></text:p>
      <text:p text:style-name="P1"><text:span text:style-name="Strong_20_Emphasis"><text:span text:style-name="T4">9</text:span></text:span><text:span text:style-name="T4"> Big wooden tub, covered with planks. Listening reveals cursing: "All orcs should be killed. All humans should be killed. Sacrifice those goats!". Inside, a human sized </text:span><text:span text:style-name="Emphasis"><text:span text:style-name="T4">slug</text:span></text:span><text:span text:style-name="T4"> guards a magic </text:span><text:span text:style-name="Emphasis"><text:span text:style-name="T4">mace of hate +1</text:span></text:span><text:span text:style-name="T4"> (when wielding the mace and trying to be diplomatic, save vs. spells or say something hateful; the mace also keeps babbling hateful things when not wielded). The slug can't hit you if you have very greasy arms, see #17.</text:span></text:p>
      <text:p text:style-name="P1"><text:span text:style-name="Strong_20_Emphasis"><text:span text:style-name="T4">10</text:span></text:span><text:span text:style-name="T4"> Two benches. An </text:span><text:span text:style-name="Strong_20_Emphasis"><text:span text:style-name="T4">orc</text:span></text:span><text:span text:style-name="T4"> and a human (actually a </text:span><text:span text:style-name="Strong_20_Emphasis"><text:span text:style-name="T4">werewolf</text:span></text:span><text:span text:style-name="T4">) are talking. The human is called Rain and seeks help against Meron the elf and his 22 followers who have moved into an old ruined tower nearby (a different story).</text:span></text:p>
      <text:p text:style-name="P1"><text:span text:style-name="Strong_20_Emphasis"><text:span text:style-name="T4">11</text:span></text:span><text:span text:style-name="T4"> Opening in the wall. Non-orcs will be stabbed by the </text:span><text:span text:style-name="Strong_20_Emphasis"><text:span text:style-name="T4">orc</text:span></text:span><text:span text:style-name="T4"> guard in #12 wielding a long spear! Attacking through the hole grants the orc cover (+4).</text:span></text:p>
      <text:p text:style-name="P1"><text:span text:style-name="Strong_20_Emphasis"><text:span text:style-name="T4">12</text:span></text:span><text:span text:style-name="T4"> Orc guard. The door is barred </text:span><text:span text:style-name="T7">from the inside</text:span><text:span text:style-name="T4">.</text:span></text:p>
      <text:p text:style-name="P1"><text:span text:style-name="Strong_20_Emphasis"><text:span text:style-name="T4">13</text:span></text:span><text:span text:style-name="T4"> Waiting room with a bench.</text:span></text:p>
      <text:p text:style-name="P1"><text:span text:style-name="Strong_20_Emphasis"><text:span text:style-name="T4">14</text:span></text:span><text:span text:style-name="T4"> The corridor ends in a </text:span><text:span text:style-name="T9">black pit</text:span><text:span text:style-name="T4"> used as a </text:span><text:span text:style-name="T9">latrine</text:span><text:span text:style-name="T4">.</text:span></text:p>
      <text:p text:style-name="P1"><text:span text:style-name="Strong_20_Emphasis"><text:span text:style-name="T4">15</text:span></text:span><text:span text:style-name="T4"> Orc </text:span><text:span text:style-name="Strong_20_Emphasis"><text:span text:style-name="T4">alchemist</text:span></text:span><text:span text:style-name="T4"> at his desk, growing crystals and fungus. Nothing valuable unless you want to use the blue crystals to charm sapphire spiders the caves of Four Peaks, or sell the Green Moss Truffles to halfling chefs for 50gp, </text:span><text:span text:style-name="T8">sulfur stones to sell to demonologists, 100gp</text:span><text:span text:style-name="T4">.</text:span></text:p>
      <text:p text:style-name="P1"><text:span text:style-name="Strong_20_Emphasis"><text:span text:style-name="T4">16</text:span></text:span><text:span text:style-name="T4"> Stairs going down. At least 20 human </text:span><text:span text:style-name="Strong_20_Emphasis"><text:span text:style-name="T4">skulls</text:span></text:span><text:span text:style-name="T4"> on chains to the left and right, </text:span><text:span text:style-name="T8">with mounted candles</text:span><text:span text:style-name="T4">. Disturbing them rings a bell in #17.</text:span></text:p>
      <text:p text:style-name="P1"><text:span text:style-name="Strong_20_Emphasis"><text:span text:style-name="T4">17</text:span></text:span><text:span text:style-name="T4"> Boss room, stone walls. </text:span><text:span text:style-name="Strong_20_Emphasis"><text:span text:style-name="T4">5 orcs</text:span></text:span><text:span text:style-name="T4">: the boss and his best friends. </text:span><text:span text:style-name="T8">4</text:span><text:span text:style-name="T4"> </text:span><text:span text:style-name="Strong_20_Emphasis"><text:span text:style-name="T4">braziers</text:span></text:span><text:span text:style-name="T4"> with fire, 50gp each. Old wooden </text:span><text:span text:style-name="Strong_20_Emphasis"><text:span text:style-name="T4">throne</text:span></text:span><text:span text:style-name="T4">, elven handiwork, 500gp. A small </text:span><text:span text:style-name="Strong_20_Emphasis"><text:span text:style-name="T4">bell</text:span></text:span><text:span text:style-name="T4"> attached to the skull chains outside, 10gp. Also a </text:span><text:span text:style-name="Strong_20_Emphasis"><text:span text:style-name="T4">bowl</text:span></text:span><text:span text:style-name="T4"> full of fat. Useful when retrieving the </text:span><text:span text:style-name="Emphasis"><text:span text:style-name="T4">mace of hate</text:span></text:span><text:span text:style-name="T4"> in #9 because the slug can't attack. Behind a faded </text:span><text:span text:style-name="Strong_20_Emphasis"><text:span text:style-name="T4">gobelin</text:span></text:span><text:span text:style-name="T4"> is a concealed door, </text:span><text:span text:style-name="T8">should they have to flee</text:span><text:span text:style-name="T4">. </text:span><text:span text:style-name="T8">The boss’s friends will try to cover the retreat.</text:span></text:p>
      <text:p text:style-name="P1"><draw:frame draw:style-name="fr2" draw:name="Image1" text:anchor-type="paragraph" svg:x="0.699cm" svg:y="3.687cm" svg:width="5.717cm" svg:height="6.706cm" draw:z-index="2"><draw:image xlink:href="Pictures/2000030B00001AAD00001CE2FB0CC5BB4F79E160.pdf" xlink:type="simple" xlink:show="embed" xlink:actuate="onLoad"/><draw:image xlink:href="Pictures/2000030B00001AAD00001CE246A459C7DCCAE1F9.svm" xlink:type="simple" xlink:show="embed" xlink:actuate="onLoad"/></draw:frame><text:span text:style-name="Strong_20_Emphasis"><text:span text:style-name="T4">18</text:span></text:span><text:span text:style-name="T4"> Earthen walls stabilized with wooden planks, fancy treasure </text:span><text:span text:style-name="Strong_20_Emphasis"><text:span text:style-name="T4">chest</text:span></text:span><text:span text:style-name="T4"> with two war elefant engravings and a </text:span><text:span text:style-name="Strong_20_Emphasis"><text:span text:style-name="T4">poison needle dart </text:span></text:span><text:span text:style-name="Strong_20_Emphasis"><text:span text:style-name="T6">trap</text:span></text:span><text:span text:style-name="T4">, save vs. poison or die if you open it without pressing on the </text:span><text:span text:style-name="T6">elephant</text:span><text:span text:style-name="T4"> eyes. Behind the wooden planks is a </text:span><text:span text:style-name="Strong_20_Emphasis"><text:span text:style-name="T4">secret tunnel</text:span></text:span><text:span text:style-name="T4">. Half way to #19 is a 10ft climb with a rope. </text:span><text:span text:style-name="T8">When pursued, it’s easy to cut this rope and delay the enemies</text:span><text:span text:style-name="T4">.</text:span></text:p>
      <text:p text:style-name="P1"><text:span text:style-name="Strong_20_Emphasis"><text:span text:style-name="T4">19</text:span></text:span><text:span text:style-name="T4"> Store room full of edibles and some alchemical stuff. If you're not an orc, it is all disgusting brown sludge</text:span><text:span text:style-name="T8">; if an orc, delicious fermented honey-mash and golden hair chunky deep broth</text:span><text:span text:style-name="T4">.</text:span></text:p>
      <text:p text:style-name="P1"><text:span text:style-name="Strong_20_Emphasis"><text:span text:style-name="T4">20</text:span></text:span><text:span text:style-name="T4"> A huge pile of feces in the middle guarantee a soft landing if you fall. Hiding underneath it all is a </text:span><text:span text:style-name="Strong_20_Emphasis"><text:span text:style-name="T4">giant worm</text:span></text:span><text:span text:style-name="T4">. The door to the west is a dwarven stone temple door. The iron pillar in the east has no discernible function.</text:span></text:p>
      <text:p text:style-name="P1"><text:span text:style-name="Strong_20_Emphasis"><text:span text:style-name="T4">21</text:span></text:span><text:span text:style-name="T4"> Stairs going down. </text:span><text:span text:style-name="T8">Black crawling lines along the walls lead down to the door. </text:span><text:span text:style-name="T4">The door </text:span><text:span text:style-name="T8">itself </text:span><text:span text:style-name="T4">is covered in </text:span><text:span text:style-name="Strong_20_Emphasis"><text:span text:style-name="T4">iron dwarven wards</text:span></text:span><text:span text:style-name="T4">. "May the hammer come down on all grave robbers. Let Odin's thunderbolt burn your heart, thief." Opening the doors while grounded to the pillar prevents the thunderbolt between door and the pillar in #20 (6d6, save vs. spells for half). One way to achieve this would be by using all the chains from #16.</text:span></text:p>
      <text:p text:style-name="P1"><text:span text:style-name="Strong_20_Emphasis"><text:span text:style-name="T4">22</text:span></text:span><text:span text:style-name="T4"> Burial place of "Siegrune, Hammer of Achfurt and Ardvale". The sarcophagus contains her remains, her dwarven </text:span><text:span text:style-name="Emphasis"><text:span text:style-name="T4">golem plate +2</text:span></text:span><text:span text:style-name="T4">, and her dwarven </text:span><text:span text:style-name="Emphasis"><text:span text:style-name="T4">war mask vs. fire +2</text:span></text:span><text:span text:style-name="T4">. The </text:span><text:span text:style-name="Strong_20_Emphasis"><text:span text:style-name="T4">2 chests</text:span></text:span><text:span text:style-name="T4"> contain </text:span><text:span text:style-name="T8">2 golden chalices, 500gp each, a golden bird with ruby eyes, 500gp, a golden sun breast ornament, 300gp, a golden dwarf diadem of the protector, 200gp, a ceremonial rod of a deep judge, 3</text:span><text:span text:style-name="T4">00gp, </text:span><text:span text:style-name="T5">the two fragments of a dwarven golem shield (needs a magic brass smith to restore its +2 protection), a dwarven princeling war horn, 300gp, 3 golden rings, 200gp each, a golden amulet of the hammer, 400gp, the golden facemask of her ancestor Brithelm</text:span><text:span text:style-name="T4">. </text:span><text:span text:style-name="T5">200gp, for a total of 3800gp.</text:span></text:p>
      <text:p text:style-name="P4"><text:span text:style-name="Strong_20_Emphasis"><text:span text:style-name="T2">Orcs</text:span></text:span><text:span text:style-name="T2">: HD1 AC6 1d6. </text:span><text:span text:style-name="Strong_20_Emphasis"><text:span text:style-name="T2">Boar</text:span></text:span><text:span text:style-name="T2">: HD3+1 AC6 1d8. </text:span><text:span text:style-name="T3">Giant </text:span><text:span text:style-name="Strong_20_Emphasis"><text:span text:style-name="T2">Slug</text:span></text:span><text:span text:style-name="T2">: HD2 AC8 1d6 (attaches to victim). </text:span><text:span text:style-name="Strong_20_Emphasis"><text:span text:style-name="T2">Werewolf</text:span></text:span><text:span text:style-name="T2">: HD4 AC5 1d10 (requires magic or silver to hit). </text:span><text:span text:style-name="T3">Giant </text:span><text:span text:style-name="Strong_20_Emphasis"><text:span text:style-name="T2">Worm</text:span></text:span><text:span text:style-name="T2">: HD4 AC8 1d6 (swallows halflings on a 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aramondNo81" svg:font-family="GaramondNo8" style:font-pitch="variable"/>
    <style:font-face style:name="GaramondNo8" svg:font-family="GaramondNo8"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 style:rel-width="8419*" fo:start-indent="0cm" fo:end-indent="0cm"/>
          <style:column style:rel-width="8419*"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4" fo:column-gap="0.198cm">
          <style:column style:rel-width="3897*" fo:start-indent="0cm" fo:end-indent="0.099cm"/>
          <style:column style:rel-width="3954*" fo:start-indent="0.099cm" fo:end-indent="0.099cm"/>
          <style:column style:rel-width="3954*" fo:start-indent="0.099cm" fo:end-indent="0.099cm"/>
          <style:column style:rel-width="3899*" fo:start-indent="0.0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6:52:29.681829000</meta:creation-date>
    <dc:date>2017-05-13T20:54:59.441551000</dc:date>
    <meta:editing-duration>PT41M37S</meta:editing-duration>
    <meta:editing-cycles>9</meta:editing-cycles>
    <meta:generator>LibreOffice/5.3.2.2$MacOSX_X86_64 LibreOffice_project/6cd4f1ef626f15116896b1d8e1398b56da0d0ee1</meta:generator>
    <meta:document-statistic meta:table-count="0" meta:image-count="3" meta:object-count="0" meta:page-count="1" meta:paragraph-count="27" meta:word-count="956" meta:character-count="5293" meta:non-whitespace-character-count="4364"/>
  </office:meta>
</office:document-meta>
</file>